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face style:name="Bitstream Vera Sans Mono" svg:font-family="'Bitstream Vera Sans Mono'"/>
    <style:font-face style:name="StarSymbol" svg:font-family="StarSymbol"/>
    <style:font-face style:name="Verdana" svg:font-family="Verdana"/>
    <style:font-face style:name="Times-Roman" svg:font-family="Times-Roman" style:font-family-generic="roman"/>
    <style:font-face style:name="FJNMMM+Frutiger-Light" svg:font-family="FJNMMM+Frutiger-Light" style:font-family-generic="swiss"/>
    <style:font-face style:name="FJOEIM+Frutiger-Bold" svg:font-family="FJOEIM+Frutiger-Bold"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499cm" fo:border="0.002cm solid #000000"/>
    </style:style>
    <style:style style:name="Table1" style:family="table">
      <style:table-properties style:width="17.009cm" fo:margin-left="0cm" fo:margin-right="-0.011cm" table:align="margins"/>
    </style:style>
    <style:style style:name="Table1.A" style:family="table-column">
      <style:table-column-properties style:column-width="6.544cm" style:rel-column-width="25213*"/>
    </style:style>
    <style:style style:name="Table1.B" style:family="table-column">
      <style:table-column-properties style:column-width="4.787cm" style:rel-column-width="18444*"/>
    </style:style>
    <style:style style:name="Table1.C" style:family="table-column">
      <style:table-column-properties style:column-width="5.678cm" style:rel-column-width="2187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13" style:family="table-cell">
      <style:table-cell-properties style:vertical-align="top" fo:padding="0.097cm" fo:border-left="0.002cm solid #000000" fo:border-right="0.002cm solid #000000" fo:border-top="none" fo:border-bottom="0.002cm solid #000000"/>
    </style:style>
    <style:style style:name="Table2" style:family="table">
      <style:table-properties style:width="17.009cm" fo:margin-left="0cm" fo:margin-right="-0.011cm" table:align="margins"/>
    </style:style>
    <style:style style:name="Table2.A" style:family="table-column">
      <style:table-column-properties style:column-width="12.875cm" style:rel-column-width="49604*"/>
    </style:style>
    <style:style style:name="Table2.B" style:family="table-column">
      <style:table-column-properties style:column-width="4.135cm" style:rel-column-width="1593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4">
      <style:table-cell-properties style:vertical-align="bottom" fo:padding="0.097cm" fo:border-left="0.002cm solid #000000" fo:border-right="0.002cm solid #000000" fo:border-top="none" fo:border-bottom="0.002cm solid #000000"/>
    </style:style>
    <style:style style:name="Table3" style:family="table">
      <style:table-properties style:width="17.009cm" fo:margin-left="0cm" fo:margin-right="-0.011cm" table:align="margins"/>
    </style:style>
    <style:style style:name="Table3.A" style:family="table-column">
      <style:table-column-properties style:column-width="12.875cm" style:rel-column-width="49604*"/>
    </style:style>
    <style:style style:name="Table3.B" style:family="table-column">
      <style:table-column-properties style:column-width="4.135cm" style:rel-column-width="1593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top" fo:padding="0.097cm" fo:border-left="0.002cm solid #000000" fo:border-right="0.002cm solid #000000" fo:border-top="none" fo:border-bottom="0.002cm solid #000000"/>
    </style:style>
    <style:style style:name="Table3.B6" style:family="table-cell" style:data-style-name="N4">
      <style:table-cell-properties style:vertical-align="bottom" fo:padding="0.097cm" fo:border-left="0.002cm solid #000000" fo:border-right="0.002cm solid #000000" fo:border-top="none" fo:border-bottom="0.002cm solid #000000"/>
    </style:style>
    <style:style style:name="Table5" style:family="table">
      <style:table-properties style:width="17.009cm" fo:margin-left="0cm" fo:margin-right="-0.011cm" table:align="margins"/>
    </style:style>
    <style:style style:name="Table5.A" style:family="table-column">
      <style:table-column-properties style:column-width="4.249cm" style:rel-column-width="2409*"/>
    </style:style>
    <style:style style:name="Table5.B" style:family="table-column">
      <style:table-column-properties style:column-width="2.909cm" style:rel-column-width="1649*"/>
    </style:style>
    <style:style style:name="Table5.C" style:family="table-column">
      <style:table-column-properties style:column-width="1.341cm" style:rel-column-width="760*"/>
    </style:style>
    <style:style style:name="Table5.D" style:family="table-column">
      <style:table-column-properties style:column-width="1.376cm" style:rel-column-width="780*"/>
    </style:style>
    <style:style style:name="Table5.E" style:family="table-column">
      <style:table-column-properties style:column-width="2.873cm" style:rel-column-width="1629*"/>
    </style:style>
    <style:style style:name="Table5.F" style:family="table-column">
      <style:table-column-properties style:column-width="4.262cm" style:rel-column-width="2416*"/>
    </style:style>
    <style:style style:name="Table5.A1" style:family="table-cell">
      <style:table-cell-properties fo:padding="0.097cm" fo:border="none"/>
    </style:style>
    <style:style style:name="Table5.A2" style:family="table-cell">
      <style:table-cell-properties fo:padding="0.097cm" fo:border-left="none" fo:border-right="0.002cm solid #000000" fo:border-top="none" fo:border-bottom="none"/>
    </style:style>
    <style:style style:name="Table5.D4" style:family="table-cell">
      <style:table-cell-properties fo:padding="0.097cm" fo:border-left="0.002cm solid #000000" fo:border-right="none" fo:border-top="none" fo:border-bottom="none"/>
    </style:style>
    <style:style style:name="Table5.B5" style:family="table-cell">
      <style:table-cell-properties fo:padding="0.097cm" fo:border-left="0.002cm solid #000000" fo:border-right="0.002cm solid #000000" fo:border-top="0.002cm solid #000000" fo:border-bottom="none"/>
    </style:style>
    <style:style style:name="P1"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2"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3"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4" style:family="paragraph" style:parent-style-name="Standard">
      <style:paragraph-properties fo:text-align="end" style:justify-single-word="false" style:text-autospace="none"/>
      <style:text-properties style:font-name="Times-Roman" fo:font-size="11pt" style:font-name-asian="Times-Roman" style:font-size-asian="11pt" style:font-name-complex="Times-Roman" style:font-size-complex="11pt"/>
    </style:style>
    <style:style style:name="P5" style:family="paragraph" style:parent-style-name="Standard">
      <style:paragraph-properties fo:text-align="start" style:justify-single-word="false" style:text-autospace="none"/>
      <style:text-properties style:font-name="Times-Roman" fo:font-size="11pt" fo:font-weight="bold" style:font-name-asian="Times-Roman" style:font-size-asian="11pt" style:font-weight-asian="bold" style:font-name-complex="Times-Roman" style:font-size-complex="11pt" style:font-weight-complex="bold"/>
    </style:style>
    <style:style style:name="P6" style:family="paragraph" style:parent-style-name="Standard">
      <style:paragraph-properties fo:text-align="end" style:justify-single-word="false" style:text-autospace="none"/>
      <style:text-properties style:font-name="Times-Roman" fo:font-size="11pt" fo:font-weight="bold" style:font-name-asian="Times-Roman" style:font-size-asian="11pt" style:font-weight-asian="bold" style:font-name-complex="Times-Roman" style:font-size-complex="11pt" style:font-weight-complex="bold"/>
    </style:style>
    <style:style style:name="P7" style:family="paragraph" style:parent-style-name="Standard">
      <style:paragraph-properties fo:text-align="start" style:justify-single-word="false" style:text-autospace="none"/>
      <style:text-properties style:font-name="Times-Roman"/>
    </style:style>
    <style:style style:name="P8" style:family="paragraph" style:parent-style-name="Standard">
      <style:text-properties style:font-name="Helvetica-Bold" fo:font-size="20pt" style:font-name-asian="Helvetica-Bold" style:font-size-asian="20pt" style:font-name-complex="Helvetica-Bold" style:font-size-complex="20pt"/>
    </style:style>
    <style:style style:name="P9" style:family="paragraph" style:parent-style-name="Standard">
      <style:text-properties fo:color="#231f20" style:font-name="FJOEIM+Frutiger-Bold" fo:font-size="11pt" style:font-name-asian="FJOEIM+Frutiger-Bold" style:font-size-asian="11pt" style:font-name-complex="FJOEIM+Frutiger-Bold" style:font-size-complex="11pt"/>
    </style:style>
    <style:style style:name="P10" style:family="paragraph" style:parent-style-name="Standard">
      <style:paragraph-properties style:text-autospace="none"/>
      <style:text-properties style:font-name="FJOEIM+Frutiger-Bold" fo:font-size="10pt" style:font-name-asian="FJOEIM+Frutiger-Bold" style:font-size-asian="10pt" style:font-name-complex="FJOEIM+Frutiger-Bold" style:font-size-complex="10pt"/>
    </style:style>
    <style:style style:name="P11" style:family="paragraph" style:parent-style-name="Text_20_body">
      <style:text-properties style:font-name="Verdana1"/>
    </style:style>
    <style:style style:name="P12" style:family="paragraph" style:parent-style-name="Text_20_body">
      <style:text-properties style:font-name="Verdana1" fo:font-size="11pt" style:font-size-asian="11pt" style:font-size-complex="11pt"/>
    </style:style>
    <style:style style:name="P13" style:family="paragraph" style:parent-style-name="Text_20_body">
      <style:text-properties style:font-name="Verdana1" fo:font-size="11pt" fo:font-weight="bold" style:font-size-asian="11pt" style:font-weight-asian="bold" style:font-size-complex="11pt" style:font-weight-complex="bold"/>
    </style:style>
    <style:style style:name="P14" style:family="paragraph" style:parent-style-name="Text_20_body">
      <style:text-properties fo:font-size="8pt" style:font-name-asian="Times-Roman" style:font-size-asian="7pt" style:font-name-complex="Times-Roman" style:font-size-complex="8pt"/>
    </style:style>
    <style:style style:name="P15" style:family="paragraph" style:parent-style-name="Text_20_body">
      <style:text-properties fo:font-size="8pt" fo:font-style="italic" style:font-name-asian="Times-Roman" style:font-size-asian="7pt" style:font-style-asian="italic" style:font-name-complex="Times-Roman" style:font-size-complex="8pt" style:font-style-complex="italic"/>
    </style:style>
    <style:style style:name="P16" style:family="paragraph" style:parent-style-name="Text_20_body">
      <style:text-properties fo:font-size="10.5pt" fo:font-style="italic" style:font-name-asian="Times-Roman" style:font-size-asian="10.5pt" style:font-style-asian="italic" style:font-name-complex="Times-Roman" style:font-size-complex="10.5pt" style:font-style-complex="italic"/>
    </style:style>
    <style:style style:name="P17" style:family="paragraph" style:parent-style-name="Text_20_body">
      <style:paragraph-properties fo:text-align="start" style:justify-single-word="false"/>
      <style:text-properties style:font-name-asian="Times-Roman" style:font-name-complex="Times-Roman"/>
    </style:style>
    <style:style style:name="P18" style:family="paragraph" style:parent-style-name="Text_20_body">
      <style:text-properties fo:font-size="12pt" style:font-name-asian="Times-Roman" style:font-size-asian="12pt" style:font-name-complex="Times-Roman" style:font-size-complex="12pt"/>
    </style:style>
    <style:style style:name="P19" style:family="paragraph" style:parent-style-name="Text_20_body">
      <style:paragraph-properties fo:text-align="start" style:justify-single-word="false"/>
      <style:text-properties fo:font-size="12pt" style:font-name-asian="Times-Roman" style:font-size-asian="12pt" style:font-name-complex="Times-Roman" style:font-size-complex="12pt"/>
    </style:style>
    <style:style style:name="P20" style:family="paragraph" style:parent-style-name="Table_20_Contents">
      <style:text-properties fo:font-size="10.5pt" fo:font-weight="bold" style:font-size-asian="10.5pt" style:font-weight-asian="bold" style:font-size-complex="10.5pt" style:font-weight-complex="bold"/>
    </style:style>
    <style:style style:name="P21" style:family="paragraph" style:parent-style-name="Table_20_Contents">
      <style:paragraph-properties fo:text-align="end" style:justify-single-word="false"/>
      <style:text-properties fo:font-size="10.5pt" fo:font-weight="bold" style:font-size-asian="10.5pt" style:font-weight-asian="bold" style:font-size-complex="10.5pt" style:font-weight-complex="bold"/>
    </style:style>
    <style:style style:name="P22" style:family="paragraph" style:parent-style-name="Table_20_Contents">
      <style:text-properties fo:font-size="10.5pt" style:font-size-asian="10.5pt" style:font-size-complex="10.5pt"/>
    </style:style>
    <style:style style:name="P23" style:family="paragraph" style:parent-style-name="Table_20_Contents">
      <style:paragraph-properties fo:text-align="end" style:justify-single-word="false"/>
      <style:text-properties fo:font-size="10.5pt" style:font-size-asian="10.5pt" style:font-size-complex="10.5pt"/>
    </style:style>
    <style:style style:name="P24" style:family="paragraph" style:parent-style-name="Heading_20_1">
      <style:paragraph-properties fo:text-align="start" style:justify-single-word="false" fo:break-before="page"/>
      <style:text-properties style:font-name-asian="Times-Roman" style:font-name-complex="Times-Roman"/>
    </style:style>
    <style:style style:name="P25" style:family="paragraph" style:parent-style-name="Heading_20_2">
      <style:paragraph-properties fo:text-align="start" style:justify-single-word="false"/>
      <style:text-properties style:font-name-asian="Times-Roman" style:font-name-complex="Times-Roman"/>
    </style:style>
    <style:style style:name="P26" style:family="paragraph" style:parent-style-name="Heading_20_3">
      <style:paragraph-properties fo:text-align="start" style:justify-single-word="false"/>
      <style:text-properties style:font-name-asian="Times-Roman" style:font-name-complex="Times-Roman"/>
    </style:style>
    <style:style style:name="P27" style:family="paragraph" style:parent-style-name="Preformatted_20_Text">
      <style:paragraph-properties fo:margin-top="0cm" fo:margin-bottom="0.499cm"/>
    </style:style>
    <style:style style:name="P28" style:family="paragraph" style:parent-style-name="Standard">
      <style:text-properties fo:color="#231f20" style:font-name="FJOEIM+Frutiger-Bold" fo:font-size="11pt" style:font-name-asian="Times-Roman" style:font-size-asian="11pt" style:font-name-complex="Times-Roman" style:font-size-complex="8pt"/>
    </style:style>
    <style:style style:name="P29" style:family="paragraph" style:parent-style-name="Heading">
      <style:paragraph-properties fo:break-before="page"/>
    </style:style>
    <style:style style:name="P30" style:family="paragraph" style:parent-style-name="Table_20_Contents">
      <style:paragraph-properties fo:text-align="start" style:justify-single-word="false"/>
      <style:text-properties style:font-name="Times New Roman" fo:font-size="18pt" style:font-name-asian="DejaVu Sans" style:font-size-asian="18pt" style:font-name-complex="DejaVu Sans" style:font-size-complex="18pt"/>
    </style:style>
    <style:style style:name="P31" style:family="paragraph" style:parent-style-name="Table_20_Contents">
      <style:paragraph-properties fo:text-align="center" style:justify-single-word="false"/>
      <style:text-properties style:font-name="Times New Roman" fo:font-size="18pt" style:text-underline-style="solid" style:text-underline-width="auto" style:text-underline-color="font-color" style:font-name-asian="DejaVu Sans" style:font-size-asian="18pt" style:font-name-complex="DejaVu Sans" style:font-size-complex="18pt"/>
    </style:style>
    <style:style style:name="P32" style:family="paragraph" style:parent-style-name="Table_20_Contents">
      <style:paragraph-properties fo:text-align="center" style:justify-single-word="false"/>
      <style:text-properties style:font-name="Times New Roman" fo:font-size="18pt" fo:font-weight="bold" style:font-name-asian="DejaVu Sans" style:font-size-asian="18pt" style:font-weight-asian="bold" style:font-name-complex="DejaVu Sans" style:font-size-complex="18pt" style:font-weight-complex="bold"/>
    </style:style>
    <style:style style:name="P33" style:family="paragraph" style:parent-style-name="Table_20_Contents">
      <style:paragraph-properties fo:text-align="center" style:justify-single-word="false"/>
      <style:text-properties style:font-name="Times New Roman" fo:font-size="14pt" style:font-name-asian="DejaVu Sans" style:font-size-asian="14pt" style:font-name-complex="DejaVu Sans" style:font-size-complex="14pt"/>
    </style:style>
    <style:style style:name="P34" style:family="paragraph" style:parent-style-name="Table_20_Contents">
      <style:paragraph-properties fo:text-align="center" style:justify-single-word="false"/>
      <style:text-properties style:font-name="Times New Roman" fo:font-size="14pt" fo:font-weight="normal" style:font-name-asian="DejaVu Sans" style:font-size-asian="14pt" style:font-weight-asian="normal" style:font-name-complex="DejaVu Sans" style:font-size-complex="14pt" style:font-weight-complex="normal"/>
    </style:style>
    <style:style style:name="P35" style:family="paragraph" style:parent-style-name="Text_20_body" style:list-style-name="L1">
      <style:text-properties style:font-name="Verdana1" fo:font-size="11pt" style:font-size-asian="11pt" style:font-size-complex="11pt"/>
    </style:style>
    <style:style style:name="P36" style:family="paragraph" style:parent-style-name="Text_20_body" style:list-style-name="L5">
      <style:text-properties style:font-name="Verdana1" fo:font-size="11pt" style:font-size-asian="11pt" style:font-size-complex="11pt"/>
    </style:style>
    <style:style style:name="P37" style:family="paragraph" style:parent-style-name="Text_20_body" style:list-style-name="L1">
      <style:text-properties style:font-name="Verdana1" fo:font-size="11pt" fo:font-weight="bold" style:font-size-asian="11pt" style:font-weight-asian="bold" style:font-size-complex="11pt" style:font-weight-complex="bold"/>
    </style:style>
    <style:style style:name="P38" style:family="paragraph" style:parent-style-name="Text_20_body" style:list-style-name="L5">
      <style:text-properties style:font-name="Verdana1"/>
    </style:style>
    <style:style style:name="P39" style:family="paragraph" style:parent-style-name="Text_20_body" style:list-style-name="L2">
      <style:text-properties fo:font-size="10.5pt" fo:font-style="italic" style:font-name-asian="Times-Roman" style:font-size-asian="10.5pt" style:font-style-asian="italic" style:font-name-complex="Times-Roman" style:font-size-complex="10.5pt" style:font-style-complex="italic"/>
    </style:style>
    <style:style style:name="P40" style:family="paragraph" style:parent-style-name="Text_20_body" style:list-style-name="L3">
      <style:paragraph-properties fo:text-align="start" style:justify-single-word="false"/>
      <style:text-properties style:font-name-asian="Times-Roman" style:font-name-complex="Times-Roman"/>
    </style:style>
    <style:style style:name="P41" style:family="paragraph" style:parent-style-name="Text_20_body" style:list-style-name="L4">
      <style:paragraph-properties fo:text-align="start" style:justify-single-word="false"/>
      <style:text-properties style:font-name-asian="Times-Roman" style:font-name-complex="Times-Roman"/>
    </style:style>
    <style:style style:name="P42" style:family="paragraph" style:parent-style-name="Text_20_body" style:list-style-name="L7">
      <style:paragraph-properties fo:text-align="start" style:justify-single-word="false"/>
      <style:text-properties style:font-name-asian="Times-Roman" style:font-name-complex="Times-Roman"/>
    </style:style>
    <style:style style:name="P43" style:family="paragraph" style:parent-style-name="Text_20_body" style:list-style-name="L5"/>
    <style:style style:name="P44" style:family="paragraph" style:parent-style-name="Text_20_body" style:list-style-name="L5">
      <style:text-properties style:font-name="Times-Roman" fo:font-size="11pt" style:font-name-asian="Times-Roman" style:font-size-asian="11pt" style:font-name-complex="Times-Roman" style:font-size-complex="11pt"/>
    </style:style>
    <style:style style:name="P45" style:family="paragraph" style:parent-style-name="Text_20_body" style:list-style-name="L6"/>
    <style:style style:name="P46" style:family="paragraph" style:parent-style-name="Text_20_body" style:list-style-name="L6">
      <style:text-properties fo:font-size="11pt" style:font-size-asian="11pt" style:font-size-complex="11pt"/>
    </style:style>
    <style:style style:name="P47" style:family="paragraph" style:parent-style-name="Text_20_body" style:list-style-name="L8"/>
    <style:style style:name="P48" style:family="paragraph" style:parent-style-name="Text_20_body">
      <style:paragraph-properties fo:text-align="start" style:justify-single-word="false"/>
    </style:style>
    <style:style style:name="P49" style:family="paragraph" style:parent-style-name="Text_20_body" style:list-style-name="L8">
      <style:paragraph-properties fo:margin-top="0cm" fo:margin-bottom="0cm"/>
    </style:style>
    <style:style style:name="P50" style:family="paragraph" style:parent-style-name="Heading_20_2">
      <style:paragraph-properties fo:text-align="start" style:justify-single-word="false"/>
    </style:style>
    <style:style style:name="T1" style:family="text">
      <style:text-properties style:font-name-asian="Times-Roman" style:font-name-complex="Times-Roman"/>
    </style:style>
    <style:style style:name="T2" style:family="text">
      <style:text-properties style:font-name="Verdana1"/>
    </style:style>
    <style:style style:name="T3" style:family="text">
      <style:text-properties style:font-name="Verdana1" fo:font-size="11pt" style:font-name-asian="Helvetica" style:font-size-asian="11pt" style:font-name-complex="Helvetica" style:font-size-complex="11pt"/>
    </style:style>
    <style:style style:name="T4" style:family="text">
      <style:text-properties fo:font-size="11pt" style:font-size-asian="11pt" style:font-size-complex="11pt"/>
    </style:style>
    <style:style style:name="T5" style:family="text">
      <style:text-properties fo:font-size="11pt" style:font-name-asian="Times-Roman" style:font-size-asian="11pt" style:font-name-complex="Times-Roman" style:font-size-complex="11pt"/>
    </style:style>
    <style:style style:name="T6" style:family="text">
      <style:text-properties fo:font-size="11pt" style:font-name-asian="Courier" style:font-size-asian="11pt" style:font-name-complex="Courier" style:font-size-complex="11pt"/>
    </style:style>
    <style:style style:name="T7" style:family="text">
      <style:text-properties fo:font-weight="bold"/>
    </style:style>
    <style:style style:name="T8" style:family="text">
      <style:text-properties fo:font-weight="bold" style:font-name-asian="Times-Roman" style:font-weight-asian="bold" style:font-name-complex="Times-Roman" style:font-weight-complex="bold"/>
    </style:style>
    <style:style style:name="T9" style:family="text">
      <style:text-properties fo:font-weight="bold" style:font-weight-asian="bold" style:font-weight-complex="bold"/>
    </style:style>
    <style:style style:name="T10" style:family="text">
      <style:text-properties fo:font-weight="normal" style:font-name-asian="Times-Roman" style:font-weight-asian="normal" style:font-name-complex="Times-Roman" style:font-weight-complex="normal"/>
    </style:style>
    <style:style style:name="T11" style:family="text">
      <style:text-properties style:font-name="Courier" fo:font-size="11pt" style:font-name-asian="Courier" style:font-size-asian="11pt" style:font-name-complex="Courier" style:font-size-complex="11pt"/>
    </style:style>
    <style:style style:name="T12" style:family="text">
      <style:text-properties fo:color="#231f20" fo:font-size="11pt" style:font-size-asian="11pt" style:font-size-complex="11pt"/>
    </style:style>
    <style:style style:name="T13" style:family="text">
      <style:text-properties fo:font-style="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4">
      <number:number number: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32">agraman Limited</text:p>
          </table:table-cell>
          <table:covered-table-cell/>
          <table:covered-table-cell/>
          <table:covered-table-cell/>
          <table:covered-table-cell/>
          <table:covered-table-cell/>
        </table:table-row>
        <table:table-row>
          <table:table-cell table:style-name="Table5.A2" table:number-columns-spanned="3" office:value-type="string">
            <text:p text:style-name="P30"/>
          </table:table-cell>
          <table:covered-table-cell/>
          <table:covered-table-cell/>
          <table:table-cell table:style-name="Table5.A1" table:number-columns-spanned="3" office:value-type="string">
            <text:p text:style-name="P30"/>
          </table:table-cell>
          <table:covered-table-cell/>
          <table:covered-table-cell/>
        </table:table-row>
        <table:table-row>
          <table:table-cell table:style-name="Table5.A1" office:value-type="string">
            <text:p text:style-name="P30"/>
          </table:table-cell>
          <table:table-cell table:style-name="Table5.A1" table:number-columns-spanned="4" office:value-type="string">
            <text:p text:style-name="P33">Open Source</text:p>
            <text:p text:style-name="P33">Sustainability</text:p>
            <text:p text:style-name="P33">Economic</text:p>
          </table:table-cell>
          <table:covered-table-cell/>
          <table:covered-table-cell/>
          <table:covered-table-cell/>
          <table:table-cell table:style-name="Table5.A1" office:value-type="string">
            <text:p text:style-name="P30"/>
          </table:table-cell>
        </table:table-row>
        <table:table-row>
          <table:table-cell table:style-name="Table5.A1" table:number-columns-spanned="3" office:value-type="string">
            <text:p text:style-name="P30"/>
          </table:table-cell>
          <table:covered-table-cell/>
          <table:covered-table-cell/>
          <table:table-cell table:style-name="Table5.D4" table:number-columns-spanned="3" office:value-type="string">
            <text:p text:style-name="P30"/>
          </table:table-cell>
          <table:covered-table-cell/>
          <table:covered-table-cell/>
        </table:table-row>
        <table:table-row>
          <table:table-cell table:style-name="Table5.A1" office:value-type="string">
            <text:p text:style-name="P30"/>
          </table:table-cell>
          <table:table-cell table:style-name="Table5.B5" table:number-columns-spanned="4" office:value-type="string">
            <text:p text:style-name="P30"/>
          </table:table-cell>
          <table:covered-table-cell/>
          <table:covered-table-cell/>
          <table:covered-table-cell/>
          <table:table-cell table:style-name="Table5.A1" office:value-type="string">
            <text:p text:style-name="P30"/>
          </table:table-cell>
        </table:table-row>
        <table:table-row>
          <table:table-cell table:style-name="Table5.A1" table:number-columns-spanned="2" office:value-type="string">
            <text:p text:style-name="P31">Web Development</text:p>
          </table:table-cell>
          <table:covered-table-cell/>
          <table:table-cell table:style-name="Table5.A1" table:number-rows-spanned="2" table:number-columns-spanned="2" office:value-type="string">
            <text:p text:style-name="P30"/>
          </table:table-cell>
          <table:covered-table-cell/>
          <table:table-cell table:style-name="Table5.A1" table:number-columns-spanned="2" office:value-type="string">
            <text:p text:style-name="P31">Network Solutions</text:p>
          </table:table-cell>
          <table:covered-table-cell/>
        </table:table-row>
        <table:table-row>
          <table:table-cell table:style-name="Table5.A1" table:number-columns-spanned="2" office:value-type="string">
            <text:p text:style-name="P34">Drupal</text:p>
            <text:p text:style-name="P34">Content Management System</text:p>
            <text:p text:style-name="P34">Hosting</text:p>
            <text:p text:style-name="P34">Security Updates</text:p>
            <text:p text:style-name="P34">Backup</text:p>
          </table:table-cell>
          <table:covered-table-cell/>
          <table:covered-table-cell/>
          <table:covered-table-cell/>
          <table:table-cell table:style-name="Table5.A1" table:number-columns-spanned="2" office:value-type="string">
            <text:p text:style-name="P33">Ecourage</text:p>
            <text:p text:style-name="P33">LTSP</text:p>
            <text:p text:style-name="P33">Eco-friendly</text:p>
            <text:p text:style-name="P33">scalability</text:p>
          </table:table-cell>
          <table:covered-table-cell/>
        </table:table-row>
      </table:table>
      <text:h text:style-name="P50" text:outline-level="2"/>
      <text:p text:style-name="P29">agraman LTSP network is Phat!</text:p>
      <text:p text:style-name="P11">You walk into the room. It’s cool and quiet. You see a host of happy users sitting at workstations enjoying great service. Your operating costs are virtually nil. And you've significantly reduced your carbon footprint.</text:p>
      <text:p text:style-name="P13">You've spent less than £10,000 as a one-off payment for a fast, reliable and environmentally friendly computer network and the future cost will be little more than £1,000 per year.</text:p>
      <text:p text:style-name="P12">Your server is a powerful and robust PC with extra memory and storage that will run for years without you having to reboot. And your workstations <text:s/>- diskless clients connected to LCD monitors, mice and keyboards - use just twenty watts each which means they don't require noisy cooling fans. They merely relay inputs and graphics between the user and the server. <text:span text:style-name="T9">Each server can support up to thirty users at once.</text:span> The typical user, typing and clicking, demands only a small percentage of the server's CPU and uses the power in short bursts. The first time a user loads a program the server stores it in memory for any subsequent users.</text:p>
      <text:p text:style-name="P12">The agraman LTSP network is much better than paying per-user licence fees, installing and maintaining software on hard drives on each client, and keeping all the disks and fans turning. <text:span text:style-name="T9">You save hundreds of pounds in electrical energy</text:span> over the lengthy lifetime of this equipment<text:span text:style-name="T1">.</text:span></text:p>
      <text:list text:style-name="L1">
        <text:list-item>
          <text:p text:style-name="P35"><text:span text:style-name="T8">No in-house IT technicians required </text:span><text:span text:style-name="T10">– the </text:span><text:span text:style-name="T1">entire system is backed up daily and the software updated regularly.</text:span></text:p>
        </text:list-item>
        <text:list-item>
          <text:p text:style-name="P37"><text:span text:style-name="T1">No software licences to worry about </text:span><text:span text:style-name="T10">– your system comprises entirely free 'open-source' Linux-based software, developed and maintained by a world-wide community of Open-Source software developers.</text:span></text:p>
        </text:list-item>
      </text:list>
      <table:table table:name="Table4" table:style-name="Table4">
        <table:table-column table:style-name="Table4.A"/>
        <table:table-row>
          <table:table-cell table:style-name="Table4.A1" office:value-type="string">
            <text:p text:style-name="P9">A Becta survey of network infrastructure and ICT equipment in schools, conducted in late 2005, found that 5.2 per cent of primary schools and 9.2 per</text:p>
            <text:p text:style-name="P10"><text:span text:style-name="T12">cent of secondary schools were using a Thin Client network</text:span><text:span text:style-name="T12">.</text:span></text:p>
          </table:table-cell>
        </table:table-row>
      </table:table>
      <text:p text:style-name="P28"/>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0">Item</text:p>
          </table:table-cell>
          <table:table-cell table:style-name="Table1.A1" office:value-type="string">
            <text:p text:style-name="P20">Quantity</text:p>
          </table:table-cell>
          <table:table-cell table:style-name="Table1.C1" office:value-type="string">
            <text:p text:style-name="P21">£</text:p>
          </table:table-cell>
        </table:table-row>
        <table:table-row>
          <table:table-cell table:style-name="Table1.A2" office:value-type="string">
            <text:p text:style-name="P22">Server (S)</text:p>
          </table:table-cell>
          <table:table-cell table:style-name="Table1.A2" office:value-type="string">
            <text:p text:style-name="P22">1</text:p>
          </table:table-cell>
          <table:table-cell table:style-name="Table1.C2" office:value-type="string">
            <text:p text:style-name="P23">3,000</text:p>
          </table:table-cell>
        </table:table-row>
        <table:table-row>
          <table:table-cell table:style-name="Table1.A2" office:value-type="string">
            <text:p text:style-name="P22">Server Installation</text:p>
          </table:table-cell>
          <table:table-cell table:style-name="Table1.A2" office:value-type="string">
            <text:p text:style-name="P22">1</text:p>
          </table:table-cell>
          <table:table-cell table:style-name="Table1.C2" office:value-type="string">
            <text:p text:style-name="P23">35.00</text:p>
          </table:table-cell>
        </table:table-row>
        <table:table-row>
          <table:table-cell table:style-name="Table1.A2" office:value-type="string">
            <text:p text:style-name="P22">Workstation (WS)</text:p>
          </table:table-cell>
          <table:table-cell table:style-name="Table1.A2" office:value-type="string">
            <text:p text:style-name="P22">1</text:p>
          </table:table-cell>
          <table:table-cell table:style-name="Table1.C2" office:value-type="string">
            <text:p text:style-name="P23">181.50</text:p>
          </table:table-cell>
        </table:table-row>
        <table:table-row>
          <table:table-cell table:style-name="Table1.A2" office:value-type="string">
            <text:p text:style-name="P22">Workstation Installation</text:p>
          </table:table-cell>
          <table:table-cell table:style-name="Table1.A2" office:value-type="string">
            <text:p text:style-name="P22">1</text:p>
          </table:table-cell>
          <table:table-cell table:style-name="Table1.C2" office:value-type="string">
            <text:p text:style-name="P23">35.00</text:p>
          </table:table-cell>
        </table:table-row>
        <table:table-row>
          <table:table-cell table:style-name="Table1.A2" office:value-type="string">
            <text:p text:style-name="P22">Software Maintenance</text:p>
          </table:table-cell>
          <table:table-cell table:style-name="Table1.A2" office:value-type="string">
            <text:p text:style-name="P22">12 months</text:p>
          </table:table-cell>
          <table:table-cell table:style-name="Table1.C2" office:value-type="string">
            <text:p text:style-name="P23">1,000</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C2" office:value-type="string">
            <text:p text:style-name="P22"/>
          </table:table-cell>
        </table:table-row>
        <table:table-row>
          <table:table-cell table:style-name="Table1.C2" table:number-columns-spanned="3" office:value-type="string">
            <text:p text:style-name="P20">Example: 10 Workstation Standard Package</text:p>
          </table:table-cell>
          <table:covered-table-cell/>
          <table:covered-table-cell/>
        </table:table-row>
        <table:table-row>
          <table:table-cell table:style-name="Table1.A2" office:value-type="string">
            <text:p text:style-name="P22">Server</text:p>
          </table:table-cell>
          <table:table-cell table:style-name="Table1.A2" office:value-type="string">
            <text:p text:style-name="P22"/>
          </table:table-cell>
          <table:table-cell table:style-name="Table1.C2" office:value-type="string">
            <text:p text:style-name="P23">3,000</text:p>
          </table:table-cell>
        </table:table-row>
        <table:table-row>
          <table:table-cell table:style-name="Table1.A2" office:value-type="string">
            <text:p text:style-name="P22">10 Workstations</text:p>
          </table:table-cell>
          <table:table-cell table:style-name="Table1.A2" office:value-type="string">
            <text:p text:style-name="P22"/>
          </table:table-cell>
          <table:table-cell table:style-name="Table1.C2" office:value-type="string">
            <text:p text:style-name="P23">1,815</text:p>
          </table:table-cell>
        </table:table-row>
        <table:table-row>
          <table:table-cell table:style-name="Table1.A2" office:value-type="string">
            <text:p text:style-name="P22">Installation</text:p>
          </table:table-cell>
          <table:table-cell table:style-name="Table1.A2" office:value-type="string">
            <text:p text:style-name="P22"/>
          </table:table-cell>
          <table:table-cell table:style-name="Table1.C2" office:value-type="string">
            <text:p text:style-name="P23">385</text:p>
          </table:table-cell>
        </table:table-row>
        <table:table-row>
          <table:table-cell table:style-name="Table1.A2" office:value-type="string">
            <text:p text:style-name="P22">Software Maintenance</text:p>
          </table:table-cell>
          <table:table-cell table:style-name="Table1.A2" office:value-type="string">
            <text:p text:style-name="P22"/>
          </table:table-cell>
          <table:table-cell table:style-name="Table1.C2" office:value-type="string">
            <text:p text:style-name="P23">1,000</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C13" office:value-type="string">
            <text:p text:style-name="P21">6,200</text:p>
          </table:table-cell>
        </table:table-row>
      </table:table>
      <text:p text:style-name="P15"><text:soft-page-break/></text:p>
      <text:p text:style-name="P16"/>
      <text:p text:style-name="P16">Notes:</text:p>
      <text:list text:style-name="L2">
        <text:list-item>
          <text:p text:style-name="P39">No mention of backup hardware?</text:p>
        </text:list-item>
        <text:list-item>
          <text:p text:style-name="P39">No mention of basic training</text:p>
        </text:list-item>
        <text:list-item>
          <text:p text:style-name="P39">2 Year Warranty on all hardware</text:p>
        </text:list-item>
      </text:list>
      <text:h text:style-name="P25" text:outline-level="2" text:is-list-header="true">Software Packages</text:h>
      <text:list text:style-name="L3">
        <text:list-item>
          <text:p text:style-name="P40">Standard</text:p>
        </text:list-item>
        <text:list-item>
          <text:p text:style-name="P40">Standard Plus</text:p>
        </text:list-item>
        <text:list-item>
          <text:p text:style-name="P40">Standard + Graphic Design Studio</text:p>
        </text:list-item>
        <text:list-item>
          <text:p text:style-name="P40">Standard + Multimedia Studio</text:p>
        </text:list-item>
      </text:list>
      <text:p text:style-name="P17"/>
      <text:p text:style-name="P17">All packages come with the following core applications:</text:p>
      <text:list text:style-name="L4">
        <text:list-item>
          <text:p text:style-name="P41">Open Office</text:p>
        </text:list-item>
        <text:list-item>
          <text:p text:style-name="P41">Games</text:p>
        </text:list-item>
        <text:list-item>
          <text:p text:style-name="P41">Firefox Web Browser</text:p>
        </text:list-item>
        <text:list-item>
          <text:p text:style-name="P41">etc ...</text:p>
        </text:list-item>
      </text:list>
      <text:h text:style-name="P25" text:outline-level="2" text:is-list-header="true">Software Upgrades</text:h>
      <text:p text:style-name="P17">Your software will be backed up at the end of every day and upgraded regularly. All Backup and upgrades will be performed overnight remotely to avoid disruption to your network service.</text:p>
      <text:h text:style-name="P25" text:outline-level="2" text:is-list-header="true">Help and Support</text:h>
      <text:p text:style-name="P18">Online manual and forum</text:p>
      <text:h text:style-name="P25" text:outline-level="2" text:is-list-header="true">Email</text:h>
      <text:p text:style-name="P17">Squirrel mail?</text:p>
      <text:h text:style-name="P25" text:outline-level="2" text:is-list-header="true">Hardware</text:h>
      <text:h text:style-name="P26" text:outline-level="3">Server</text:h>
      <text:p text:style-name="P11">The specifications for an LTSP server are pretty simple:</text:p>
      <text:list text:style-name="L5">
        <text:list-item>
          <text:p text:style-name="P36">512MB RAM for the idling system with all of its services</text:p>
        </text:list-item>
        <text:list-item>
          <text:p text:style-name="P36">50MB per client to hold user data and the first copy of common applications</text:p>
        </text:list-item>
        <text:list-item>
          <text:p text:style-name="P38">100MHz of 32 bit processing power or about 75MHz of 64 bit power per client. <text:soft-page-break/>AMD or Intel work, but AMD gives more computing power per watt and has an on-chip memory controller in 64 bit. The competition between these two makes price/performance good for our use. It is important to select components that match motherboard/CPU/memory/NICs if you build from parts.</text:p>
        </text:list-item>
        <text:list-item>
          <text:p text:style-name="P43"><text:span text:style-name="T2">A gigabit NIC for the private LAN (100 megabit is OK for small LANs with patient</text:span> users, random boots or client always on)</text:p>
        </text:list-item>
        <text:list-item>
          <text:p text:style-name="P43">Edubuntu, Linux Terminal Server and thin clients</text:p>
        </text:list-item>
        <text:list-item>
          <text:p text:style-name="P44">10/100 BaseT NIC for the ISP</text:p>
        </text:list-item>
      </text:list>
      <text:p text:style-name="P3">The gigabit NIC is optional unless you want to save seconds on the boot over the network when everyone shows up to work in the same minute and transfers 4 MB of kernel. Many motherboards come with a gigabit NIC and they are cheap. The following examples don’t include a monitor, keyboard, mouse, CDROM drive or video card which are only needed for installation. The BIOS can be set up to boot on restoration of power and to ignore lack of a keyboard. The X configuration can be set to use a dummy driver when the video card is absent. The server can be maintained remotely by SSH (Secure SHell) or LTSP. A backup hard drive with USB connection is also recommended.</text:p>
      <text:p text:style-name="P3"/>
      <text:p text:style-name="P2">An example of a server good for up to sixty clients:</text:p>
      <text:p text:style-name="P2"/>
      <table:table table:name="Table2" table:style-name="Table2">
        <table:table-column table:style-name="Table2.A"/>
        <table:table-column table:style-name="Table2.B"/>
        <table:table-row>
          <table:table-cell table:style-name="Table2.A1" office:value-type="string">
            <text:p text:style-name="P5">Specification</text:p>
          </table:table-cell>
          <table:table-cell table:style-name="Table2.B1" office:value-type="string">
            <text:p text:style-name="P6">Price (£)</text:p>
          </table:table-cell>
        </table:table-row>
        <table:table-row>
          <table:table-cell table:style-name="Table2.A2" office:value-type="string">
            <text:p text:style-name="P2">AMD Opteron 170 dual core 2 MB cache</text:p>
          </table:table-cell>
          <table:table-cell table:style-name="Table2.B2" office:value-type="float" office:value="270">
            <text:p text:style-name="P4">270.00</text:p>
          </table:table-cell>
        </table:table-row>
        <table:table-row>
          <table:table-cell table:style-name="Table2.A2" office:value-type="string">
            <text:p text:style-name="P2">4GB ECC DDR333 RAM</text:p>
          </table:table-cell>
          <table:table-cell table:style-name="Table2.B2" office:value-type="float" office:value="260">
            <text:p text:style-name="P4">260.00</text:p>
          </table:table-cell>
        </table:table-row>
        <table:table-row>
          <table:table-cell table:style-name="Table2.A2" office:value-type="string">
            <text:p text:style-name="P2">ASUS A8N-E motherboard</text:p>
          </table:table-cell>
          <table:table-cell table:style-name="Table2.B2" office:value-type="float" office:value="65">
            <text:p text:style-name="P4">65.00</text:p>
          </table:table-cell>
        </table:table-row>
        <table:table-row>
          <table:table-cell table:style-name="Table2.A2" office:value-type="string">
            <text:p text:style-name="P2">ATX case and power supply w/400-500W capacity</text:p>
          </table:table-cell>
          <table:table-cell table:style-name="Table2.B2" office:value-type="float" office:value="105">
            <text:p text:style-name="P4">105.00</text:p>
          </table:table-cell>
        </table:table-row>
        <table:table-row>
          <table:table-cell table:style-name="Table2.A2" office:value-type="string">
            <text:p text:style-name="P2">10/100 baseT NIC (for ISP)</text:p>
          </table:table-cell>
          <table:table-cell table:style-name="Table2.B2" office:value-type="float" office:value="8">
            <text:p text:style-name="P4">8.00</text:p>
          </table:table-cell>
        </table:table-row>
        <table:table-row>
          <table:table-cell table:style-name="Table2.A2" office:value-type="string">
            <text:p text:style-name="P2">dual 200GB hard drives SATA</text:p>
          </table:table-cell>
          <table:table-cell table:style-name="Table2.B2" office:value-type="float" office:value="100">
            <text:p text:style-name="P4">100.00</text:p>
          </table:table-cell>
        </table:table-row>
        <table:table-row>
          <table:table-cell table:style-name="Table2.A2" office:value-type="string">
            <text:p text:style-name="P1"/>
          </table:table-cell>
          <table:table-cell table:style-name="Table2.B2" table:formula="ooow:&lt;B2:B7&gt;" office:value-type="float" office:value="808">
            <text:p text:style-name="P4">808.00</text:p>
          </table:table-cell>
        </table:table-row>
      </table:table>
      <text:p text:style-name="P2"/>
      <text:list text:style-name="L6">
        <text:list-item>
          <text:p text:style-name="P46">A good server for up to thirty clients could use the same setup but with an AMD64 3200 processor and 2GB non-ECC RAM, costing about £500.00.</text:p>
        </text:list-item>
        <text:list-item>
          <text:p text:style-name="P45">For up to 10 clients, and modest services, use a recent desktop PC with 1GB of RAM and an extra NIC.</text:p>
        </text:list-item>
        <text:list-item>
          <text:p text:style-name="P45">For 120 clients, use a dual socket Opteron motherboard with suitable processors and 6GB ECC registered RAM costing about £2,000 or more:</text:p>
        </text:list-item>
      </text:list>
      <text:p text:style-name="P2"/>
      <table:table table:name="Table3" table:style-name="Table3">
        <table:table-column table:style-name="Table3.A"/>
        <table:table-column table:style-name="Table3.B"/>
        <table:table-row>
          <table:table-cell table:style-name="Table3.A1" office:value-type="string">
            <text:p text:style-name="P5">Specification</text:p>
          </table:table-cell>
          <table:table-cell table:style-name="Table3.B1" office:value-type="string">
            <text:p text:style-name="P6">Price (£)</text:p>
          </table:table-cell>
        </table:table-row>
        <table:table-row>
          <table:table-cell table:style-name="Table3.A2" office:value-type="string">
            <text:p text:style-name="P2">AMD Opteron 275 dual core 2MB cache (2 X £700)</text:p>
          </table:table-cell>
          <table:table-cell table:style-name="Table3.B2" office:value-type="string">
            <text:p text:style-name="P4">1,400.00</text:p>
          </table:table-cell>
        </table:table-row>
        <table:table-row>
          <table:table-cell table:style-name="Table3.A2" office:value-type="string">
            <text:p text:style-name="P2">ASUS K8N-DL motherboard</text:p>
          </table:table-cell>
          <table:table-cell table:style-name="Table3.B2" office:value-type="string">
            <text:p text:style-name="P4">150.00</text:p>
          </table:table-cell>
        </table:table-row>
        <table:table-row>
          <table:table-cell table:style-name="Table3.A2" office:value-type="string">
            <text:p text:style-name="P2">ATX case and 500W power supply</text:p>
          </table:table-cell>
          <table:table-cell table:style-name="Table3.B2" office:value-type="string">
            <text:p text:style-name="P4">130.00</text:p>
          </table:table-cell>
        </table:table-row>
        <table:table-row>
          <table:table-cell table:style-name="Table3.A2" office:value-type="string">
            <text:p text:style-name="P2">10/100 baseT NIC (for ISP)</text:p>
          </table:table-cell>
          <table:table-cell table:style-name="Table3.B2" office:value-type="string">
            <text:p text:style-name="P4">8.00</text:p>
          </table:table-cell>
        </table:table-row>
        <table:table-row>
          <table:table-cell table:style-name="Table3.A2" office:value-type="string">
            <text:p text:style-name="P2">dual 200GB hard drives SATA</text:p>
          </table:table-cell>
          <table:table-cell table:style-name="Table3.B6" office:value-type="float" office:value="100">
            <text:p text:style-name="P4">100.00</text:p>
          </table:table-cell>
        </table:table-row>
        <table:table-row>
          <table:table-cell table:style-name="Table3.A2" office:value-type="string">
            <text:p text:style-name="P2">6GB DDR400 ECC registered RAM (6 X 80)</text:p>
          </table:table-cell>
          <table:table-cell table:style-name="Table3.B2" office:value-type="string">
            <text:p text:style-name="P4">480.00</text:p>
          </table:table-cell>
        </table:table-row>
        <table:table-row>
          <table:table-cell table:style-name="Table3.A2" office:value-type="string">
            <text:p text:style-name="P1"/>
          </table:table-cell>
          <table:table-cell table:style-name="Table3.B6" table:formula="ooow:&lt;B2:B7&gt;" office:value-type="float" office:value="2268">
            <text:p text:style-name="P4">2,268.00</text:p>
          </table:table-cell>
        </table:table-row>
      </table:table>
      <text:p text:style-name="P2"/>
      <text:p text:style-name="P11"><text:span text:style-name="T5">Another alternative is dual 60 client servers giving more flexibility, speed, and some </text:span><text:soft-page-break/><text:span text:style-name="T5">redundancy for lower cost but more maintenance. This would require networking of the file system, which is a little more complex than an Edubuntu installation. The dual core processors need an SMP (Symmetric Multi Processor) kernel installed. If you </text:span><text:span text:style-name="T5">install with that CPU it may be automatically configured. If you add a dual core processor, you’ll need to install the right kernel manually. The command </text:span><text:span text:style-name="T6">sudo apt-get install linux-amd64-k8-smp </text:span><text:span text:style-name="T5">will install the latest kernel for AMD64 on a VIA K8 chipset for multiple processors. Of course, if you have a different architecture, you can look it up on the Ubuntu web site.</text:span></text:p>
      <text:p text:style-name="P8">What an LTSP client wants</text:p>
      <text:p text:style-name="P7"><text:span text:style-name="T5">If you can keep the fans turning, almost any PC will do. PCs with fans use more power than is necessary and act as vacuum cleaners, accumulating dust bunnies that jam fans, and interfere with flow of air over chips and heat sinks. 64MB and 100MHz is enough. Configure the BIOS to boot from the network. Most PCs made before 1998 will not automatically do a network boot, so you will need to install a bootloader on the hard</text:span><text:span text:style-name="T3"> </text:span><text:span text:style-name="T5">drive, floppy or CD. You can use a Universal Boot Disc from ThinStation which comes with drivers for most common NICs or you can custom make a bootloader from Rom-O-Matic. Pick your NIC and choose your output format, </text:span><text:span text:style-name="T11">.zdsk </text:span><text:span text:style-name="T5">for a bootable floppy image or </text:span><text:span text:style-name="T11">.liso </text:span><text:span text:style-name="T5">for a bootable CD image. There are more advanced options available. You can create the floppy discs on your server with the command: </text:span><text:span text:style-name="T11">sudo dd</text:span></text:p>
      <text:p text:style-name="P1"><text:span text:style-name="T11">if=image_file of=/dev/fd0</text:span><text:span text:style-name="T4">. With a cdburner, you may use the cdrecord command from the commandline (terminal) or a graphical interface like nautilus-cd-burner which can be accessed from the “Go” menu item of the file browser. Click on “CD creator”. You drag and drop or copy and paste the file icon for the CD image file to the window.</text:span></text:p>
      <text:p text:style-name="P2">If there are not enough old machines to use as clients, or the space saving convenience of LCD monitors and ultra-low-power clients is desired, one can shop in a very competitive market. Chip maker VIA Technologies, Inc. makes a family of CPUs that serve very well as thin clients and use so little power they don’t need fans. If</text:p>
      <text:p text:style-name="P7"><text:span text:style-name="T5">you are adventurous, you may purchase a mini-motherboard with an Epia CPU installed. The low powered versions need no fans and the motherboard is 17cm X 17cm and can fit into a tiny case that bolts to the back of an LCD monitor. Such motherboards are available for about £60. A power supply that converts </text:span><text:span text:style-name="T5">12V DC or 110V AC to ATX costs about £30 for the fanless kind. You can put this in a cheap case for less than £30 and add £18 of RAM and you get a client costing less than £140 plus a monitor, keyboard, mouse and fifteen minutes of your time. This will save you about £80 from the price of a complete thin client. Still, an old used machine may be bought for less than £60.</text:span></text:p>
      <text:h text:style-name="P25" text:outline-level="2" text:is-list-header="true">RoHS Compliant Hardware</text:h>
      <text:p text:style-name="P17">The RoHS Directive and the UK RoHS regulations came into force on 1 July 2006. The RoHS Directive stands for "the restriction of the use of certain hazardous substances in electrical and electronic equipment". This Directive bans the placing on the EU market of new electrical and electronic equipment containing more than agreed levels of lead, cadmium, mercury, hexavalent chromium, polybrominated biphenyl (PBB) and polybrominated diphenyl ether (PBDE) flame retardants.</text:p>
      <text:h text:style-name="P24" text:outline-level="1">Minimum setup cost</text:h>
      <text:list text:style-name="L7">
        <text:list-item>
          <text:p text:style-name="P42">Office machine for remote management</text:p>
        </text:list-item>
        <text:list-item>
          <text:p text:style-name="P42">Office LAN (built on exact same model as customer's) for testing upgrades and development and demonstrating (therefore should be portable).</text:p>
        </text:list-item>
        <text:list-item>
          <text:p text:style-name="P42">Website for sales and technical support</text:p>
        </text:list-item>
        <text:list-item>
          <text:p text:style-name="P42">Glossy sales literature</text:p>
        </text:list-item>
        <text:list-item>
          <text:p text:style-name="P42">Dedicated telephone line and receptionist to receive sales calls</text:p>
        </text:list-item>
      </text:list>
      <text:p text:style-name="P17"/>
      <text:h text:style-name="P24" text:outline-level="1">New SmartBoard and Edubuntu...I'm truly impressed!</text:h>
      <text:p text:style-name="Text_20_body"><text:span text:style-name="T7">David Trask</text:span> <text:a xlink:type="simple" xlink:href="mailto:edubuntu-users%40lists.ubuntu.com?Subject=New%20SmartBoard%20and%20Edubuntu...I%27m%20truly%20impressed%21&amp;In-Reply-To=">dtrask at vcsvikings.org </text:a><text:line-break/><text:span text:style-name="T13">Fri Feb 8 02:38:50 GMT 2008</text:span> </text:p>
      <text:list text:style-name="L8">
        <text:list-item>
          <text:p text:style-name="P49">Previous message: <text:a xlink:type="simple" xlink:href="https://lists.ubuntu.com/archives/edubuntu-users/2008-February/003496.html">LTSP Thin Client Problem </text:a></text:p>
        </text:list-item>
        <text:list-item>
          <text:p text:style-name="P49">Next message: <text:a xlink:type="simple" xlink:href="https://lists.ubuntu.com/archives/edubuntu-users/2008-February/003497.html">No more Classroom Server - what mailing list to use </text:a></text:p>
        </text:list-item>
        <text:list-item>
          <text:p text:style-name="P47"><text:span text:style-name="T7">Messages sorted by:</text:span> <text:a xlink:type="simple" xlink:href="https://lists.ubuntu.com/archives/edubuntu-users/2008-February/date.html#3495">[ date ]</text:a> <text:a xlink:type="simple" xlink:href="https://lists.ubuntu.com/archives/edubuntu-users/2008-February/thread.html#3495">[ thread ]</text:a> <text:a xlink:type="simple" xlink:href="https://lists.ubuntu.com/archives/edubuntu-users/2008-February/subject.html#3495">[ subject ]</text:a> <text:a xlink:type="simple" xlink:href="https://lists.ubuntu.com/archives/edubuntu-users/2008-February/author.html#3495">[ author ]</text:a> </text:p>
        </text:list-item>
      </text:list>
      <text:p text:style-name="Horizontal_20_Line"/>
      <text:p text:style-name="Preformatted_20_Text">Recently I was able to purchase an interactive whiteboard called a</text:p>
      <text:p text:style-name="Preformatted_20_Text">“SmartBoard” for our school. <text:s/>I have several more in the budget for next</text:p>
      <text:p text:style-name="Preformatted_20_Text">year, but this one gives us an opportunity to learn more about how to use</text:p>
      <text:p text:style-name="Preformatted_20_Text">one. <text:s/>I was excited to find out when I ordered it that it would be</text:p>
      <text:p text:style-name="Preformatted_20_Text">compatible with Linux, but I had my doubts. <text:s/>Often times manufacturers</text:p>
      <text:p text:style-name="Preformatted_20_Text">make claims to be compatible with Linux, but generally with a loss of</text:p>
      <text:p text:style-name="Preformatted_20_Text">features or a very difficult installation. <text:s/>I was a little nervous when I</text:p>
      <text:p text:style-name="Preformatted_20_Text">stuck in the CD to the drive on my Edubuntu desktop</text:p>
      <text:p text:style-name="Preformatted_20_Text">.and I couldn’t get</text:p>
      <text:p text:style-name="Preformatted_20_Text">the installer to execute. <text:s/>So</text:p>
      <text:p text:style-name="Preformatted_20_Text">I went to the web site and downloaded the</text:p>
      <text:p text:style-name="Preformatted_20_Text">installer from there. <text:s/>The installer was a breeze to work with! <text:s/>It’s an</text:p>
      <text:p text:style-name="Preformatted_20_Text">autopackage that simply asked me a couple yes or no questions</text:p>
      <text:p text:style-name="Preformatted_20_Text">and then</text:p>
      <text:p text:style-name="Preformatted_20_Text">VOILA! <text:s/>That was it! <text:s/>Suddenly the SmartBoard software launched and we</text:p>
      <text:p text:style-name="Preformatted_20_Text">were in business! <text:s/>The total install time took less than 2 minutes! <text:s/>Guess</text:p>
      <text:p text:style-name="Preformatted_20_Text">what else? <text:s/>Everything works! <text:s/>Every feature from the notebook software to</text:p>
      <text:p text:style-name="Preformatted_20_Text">the screen captures and more! <text:s/>I’m truly impressed! <text:s/>The folks at</text:p>
      <text:p text:style-name="Preformatted_20_Text">Smarttech have really taken a look at the future of Linux and FOSS in</text:p>
      <text:p text:style-name="Preformatted_20_Text">Education. <text:s/>Today was simply my first day</text:p>
      <text:p text:style-name="Preformatted_20_Text">all I got a chance to do was put</text:p>
      <text:p text:style-name="Preformatted_20_Text">it together, load the software and play around a little. <text:s/>I’m finding</text:p>
      <text:p text:style-name="Preformatted_20_Text">myself a bit excited to get to school tomorrow so I can really try things</text:p>
      <text:p text:style-name="Preformatted_20_Text">out. <text:s/>Just in the few chances I got to try it out today, I can really see</text:p>
      <text:p text:style-name="Preformatted_20_Text">how it will totally change the way I teach! <text:s/>I’m psyched!</text:p>
      <text:p text:style-name="Preformatted_20_Text"/>
      <text:p text:style-name="Preformatted_20_Text">David N. Trask</text:p>
      <text:p text:style-name="Preformatted_20_Text">Technology Teacher/Director</text:p>
      <text:p text:style-name="Preformatted_20_Text">Vassalboro Community School</text:p>
      <text:p text:style-name="Preformatted_20_Text"><text:a xlink:type="simple" xlink:href="https://lists.ubuntu.com/mailman/listinfo/edubuntu-users">dtrask at vcsvikings.org</text:a></text:p>
      <text:p text:style-name="Preformatted_20_Text">(207)923-3100</text:p>
      <text:p text:style-name="Preformatted_20_Text"/>
      <text:p text:style-name="Preformatted_20_Text"/>
      <text:p text:style-name="P27"/>
      <text:p text:style-name="P19">Source:</text:p>
      <text:p text:style-name="P19">https://lists.ubuntu.com/archives/edubuntu-users/2008-February/003495.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face style:name="Bitstream Vera Sans Mono" svg:font-family="'Bitstream Vera Sans Mono'"/>
    <style:font-face style:name="StarSymbol" svg:font-family="StarSymbol"/>
    <style:font-face style:name="Verdana" svg:font-family="Verdana"/>
    <style:font-face style:name="Times-Roman" svg:font-family="Times-Roman" style:font-family-generic="roman"/>
    <style:font-face style:name="FJNMMM+Frutiger-Light" svg:font-family="FJNMMM+Frutiger-Light" style:font-family-generic="swiss"/>
    <style:font-face style:name="FJOEIM+Frutiger-Bold" svg:font-family="FJOEIM+Frutiger-Bold"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409cm" fo:text-align="center" style:justify-single-word="false" fo:keep-with-next="always"/>
      <style:text-properties style:font-name="Bitstream Vera Sans" fo:font-size="18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name="Verdana" style:font-size-asian="12pt"/>
    </style:style>
    <style:style style:name="Caption" style:family="paragraph" style:parent-style-name="Standard" style:class="extra">
      <style:paragraph-properties fo:margin-top="0.212cm" fo:margin-bottom="0.212cm" text:number-lines="false" text:line-number="0"/>
      <style:text-properties style:font-name="Bitstream Vera Sans Mono"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an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eve</meta:initial-creator>
    <meta:creation-date>2008-09-22T09:16:12</meta:creation-date>
    <dc:creator>steve</dc:creator>
    <dc:date>2008-09-28T02:05:59</dc:date>
    <meta:editing-cycles>89</meta:editing-cycles>
    <meta:editing-duration>PT4H21M1S</meta:editing-duration>
    <meta:user-defined meta:name="Info 1"/>
    <meta:user-defined meta:name="Info 2"/>
    <meta:user-defined meta:name="Info 3"/>
    <meta:user-defined meta:name="Info 4"/>
    <meta:document-statistic meta:table-count="5" meta:image-count="0" meta:object-count="0" meta:page-count="7" meta:paragraph-count="167" meta:word-count="1890" meta:character-count="10837"/>
  </office:meta>
</office:document-meta>
</file>